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arsayılan-subtitle">
      <style:graphic-properties draw:fill-color="#ffffff" draw:auto-grow-height="true" fo:min-height="17.936cm"/>
    </style:style>
    <style:style style:name="pr2" style:family="presentation" style:parent-style-name="Varsayılan-notes">
      <style:graphic-properties draw:fill-color="#ffffff" draw:auto-grow-height="true" fo:min-height="13.365cm"/>
    </style:style>
    <style:style style:name="pr3" style:family="presentation" style:parent-style-name="Varsayılan-title">
      <style:graphic-properties fo:min-height="3.256cm"/>
    </style:style>
    <style:style style:name="pr4" style:family="presentation" style:parent-style-name="Varsayılan-outline1">
      <style:graphic-properties fo:min-height="13.609cm"/>
    </style:style>
    <style:style style:name="pr5" style:family="presentation" style:parent-style-name="Varsayılan-notes">
      <style:graphic-properties draw:fill-color="#ffffff" fo:min-height="13.114cm"/>
    </style:style>
    <style:style style:name="pr6" style:family="presentation" style:parent-style-name="Varsayılan-title">
      <style:graphic-properties draw:auto-grow-height="true" fo:min-height="3.507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ff"/>
    </style:style>
    <style:style style:name="T4" style:family="text">
      <style:text-properties fo:color="#0000ff" fo:font-weight="bold" style:font-weight-asian="bold" style:font-weight-complex="bold"/>
    </style:style>
    <style:style style:name="T5" style:family="text">
      <style:text-properties fo:color="#0000ff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arsayılan" presentation:presentation-page-layout-name="AL1T32">
        <draw:frame presentation:style-name="pr1" draw:layer="layout" svg:width="25.199cm" svg:height="17.936cm" svg:x="1.4cm" svg:y="0.837cm" presentation:class="subtitle">
          <draw:text-box>
            <text:p>Sınıflar ve Nesnel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Varsayılan" presentation:presentation-page-layout-name="AL2T1">
        <draw:frame presentation:style-name="pr3" draw:layer="layout" svg:width="25.199cm" svg:height="3.256cm" svg:x="1.4cm" svg:y="0.962cm" presentation:class="title" presentation:user-transformed="true">
          <draw:text-box>
            <text:p>Nesne yönelimli programlam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Python, OOP</text:p>
              </text:list-item>
              <text:list-item>
                <text:p>Şimdiye kadar <text:span text:style-name="T1">yordamsal</text:span></text:p>
              </text:list-item>
              <text:list-item>
                <text:p><text:span text:style-name="T2">Yordam = yöntem = fonksiyon odaklı programlama</text:span></text:p>
              </text:list-item>
              <text:list-item>
                <text:p><text:span text:style-name="T2">OOP ise </text:span><text:span text:style-name="T1">nesne</text:span><text:span text:style-name="T2"> yönelimlidir</text:span></text:p>
              </text:list-item>
              <text:list-item>
                <text:p><text:span text:style-name="T2">Nesne = veri + işlevselli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Varsayılan" presentation:presentation-page-layout-name="AL2T1">
        <draw:frame presentation:style-name="pr3" draw:layer="layout" svg:width="25.199cm" svg:height="3.256cm" svg:x="1.4cm" svg:y="0.962cm" presentation:class="title">
          <draw:text-box>
            <text:p>Kullanıcı tanımlı bileşik tipler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Yeni veri türleri <text:span text:style-name="T1">sınıf</text:span><text:span text:style-name="T2"> ile tanımlanır</text:span></text:p>
              </text:list-item>
              <text:list-item>
                <text:p><text:span text:style-name="T2">Yerleşik olanları kullandık</text:span></text:p>
              </text:list-item>
              <text:list-item>
                <text:p><text:span text:style-name="T2">Kendi türümüzü tanımlayacağız</text:span></text:p>
              </text:list-item>
              <text:list-item>
                <text:p><text:span text:style-name="T2">Nokta örneğini göz önüne alalım</text:span></text:p>
              </text:list-item>
              <text:list-item>
                <text:p><text:span text:style-name="T2">Nokta: (x, y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Varsayılan" presentation:presentation-page-layout-name="AL2T1">
        <draw:frame presentation:style-name="pr6" draw:layer="layout" svg:width="25.199cm" svg:height="3.507cm" svg:x="1.4cm" svg:y="0.837cm" presentation:class="title">
          <draw:text-box>
            <text:p>Sınıf: Nokt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Nokta sınıfı</text:p>
                <text:list>
                  <text:list-header>
                    <text:p><text:span text:style-name="T3">class Nokta:</text:span></text:p>
                    <text:list>
                      <text:list-header>
                        <text:p><text:span text:style-name="T3">pass</text:span></text:p>
                      </text:list-header>
                    </text:list>
                  </text:list-header>
                </text:list>
                <text:p/>
              </text:list-item>
              <text:list-item>
                <text:p>Birleşik cümledir</text:p>
              </text:list-item>
              <text:list-item>
                <text:p>Yeni bir tür oluşturduk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Varsayılan" presentation:presentation-page-layout-name="AL2T1">
        <draw:frame presentation:style-name="pr3" draw:layer="layout" svg:width="25.199cm" svg:height="3.256cm" svg:x="1.4cm" svg:y="0.962cm" presentation:class="title">
          <draw:text-box>
            <text:p>Sınıf:örnek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Yeni türün üyeleri = örnek = nesne</text:p>
              </text:list-item>
              <text:list-item>
                <text:p>Yeni bir örnek oluşturma süreci = örnekleme (instantiation)</text:p>
                <text:p><text:span text:style-name="T3">&gt;&gt;&gt; type(Nokta)</text:span></text:p>
                <text:p><text:span text:style-name="T3">&lt;type 'classobj'&gt;</text:span></text:p>
                <text:p><text:span text:style-name="T3">&gt;&gt;&gt; p = Nokta()</text:span></text:p>
                <text:p><text:span text:style-name="T3">&gt;&gt;&gt; type(p)</text:span></text:p>
                <text:p><text:span text:style-name="T3">&lt;type 'instance'&gt;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Varsayılan" presentation:presentation-page-layout-name="AL2T1">
        <draw:frame presentation:style-name="pr3" draw:layer="layout" svg:width="25.199cm" svg:height="3.256cm" svg:x="1.4cm" svg:y="0.962cm" presentation:class="title">
          <draw:text-box>
            <text:p>Nesne: Özellikler (veri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Yeni veri öğeleri ekleyebiliriz</text:p>
                <text:p><text:span text:style-name="T3">&gt;&gt;&gt; p = Nokta()</text:span></text:p>
                <text:p><text:span text:style-name="T3">&gt;&gt;&gt; p.x = 3</text:span></text:p>
                <text:p><text:span text:style-name="T3">&gt;&gt;&gt; p.y = 4</text:span></text:p>
              </text:list-item>
              <text:list-item>
                <text:p>Bunları ekrana yazdırırken</text:p>
                <text:p><text:span text:style-name="T3">&gt;&gt;&gt; print p.y</text:span></text:p>
                <text:p><text:span text:style-name="T3">4</text:span></text:p>
                <text:p><text:span text:style-name="T3">&gt;&gt;&gt; x = p.x</text:span></text:p>
                <text:p><text:span text:style-name="T3">&gt;&gt;&gt; print x</text:span></text:p>
                <text:p><text:span text:style-name="T3">3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Varsayılan" presentation:presentation-page-layout-name="AL2T1">
        <draw:frame presentation:style-name="pr3" draw:layer="layout" svg:width="25.199cm" svg:height="3.256cm" svg:x="1.4cm" svg:y="0.962cm" presentation:class="title">
          <draw:text-box>
            <text:p>Nesne: İlklem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Her noktanın x koordinatı olmalı fakat henüz söylememişiz!</text:p>
                <text:p><text:span text:style-name="T3">&gt;&gt;&gt; p2 = Nokta()</text:span></text:p>
                <text:p><text:span text:style-name="T3">&gt;&gt;&gt; p2.x</text:span></text:p>
                <text:p><text:span text:style-name="T3">Traceback (most recent call last):</text:span></text:p>
                <text:p><text:span text:style-name="T3"><text:s text:c="2"/></text:span><text:span text:style-name="T3">File "&lt;stdin&gt;", line 1, in ?</text:span></text:p>
                <text:p><text:span text:style-name="T3">AttributeError: Nokta instance has no attribute 'x'</text:span></text:p>
                <text:p><text:span text:style-name="T3">&gt;&gt;&gt;</text:span></text:p>
              </text:list-item>
              <text:list-item>
                <text:p>Nasıl yapacağız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Varsayılan" presentation:presentation-page-layout-name="AL2T1">
        <draw:frame presentation:style-name="pr3" draw:layer="layout" svg:width="25.199cm" svg:height="3.256cm" svg:x="1.4cm" svg:y="0.962cm" presentation:class="title">
          <draw:text-box>
            <text:p>Nesne: ilklem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İlkleme yöntemi kullanılır</text:p>
                <text:p><text:span text:style-name="T3">class Nokta:</text:span></text:p>
                <text:p><text:span text:style-name="T3"><text:s text:c="4"/></text:span><text:span text:style-name="T3">def __init__(self, x=0, y=0):</text:span></text:p>
                <text:p><text:span text:style-name="T3"><text:s text:c="8"/></text:span><text:span text:style-name="T3">self.x = x</text:span></text:p>
                <text:p><text:span text:style-name="T3"><text:s text:c="8"/></text:span><text:span text:style-name="T3">self.y = y</text:span></text:p>
                <text:p/>
              </text:list-item>
              <text:list-item>
                <text:p>Artık p2.x geçerlidi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Varsayılan" presentation:presentation-page-layout-name="AL2T1">
        <draw:frame presentation:style-name="pr3" draw:layer="layout" svg:width="25.199cm" svg:height="3.256cm" svg:x="1.4cm" svg:y="0.962cm" presentation:class="title">
          <draw:text-box>
            <text:p>Parametre olarak kullanmak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Sınıf örneğini işleve parametre olarak göndermek</text:p>
                <text:p><text:span text:style-name="T3">def </text:span><text:span text:style-name="T4">noktayi_yaz</text:span><text:span text:style-name="T3">(p):</text:span></text:p>
                <text:p><text:span text:style-name="T3"><text:s text:c="3"/></text:span><text:span text:style-name="T3"><text:tab/></text:span><text:span text:style-name="T3">print '(%s, %s)' % (str(p.x), str(p.y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arsayılan" presentation:presentation-page-layout-name="AL2T1">
        <draw:frame presentation:style-name="pr3" draw:layer="layout" svg:width="25.199cm" svg:height="3.256cm" svg:x="1.4cm" svg:y="0.962cm" presentation:class="title">
          <draw:text-box>
            <text:p>Shallow X deep Copy -1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İki nesnenin <text:span text:style-name="T1">aynı </text:span><text:span text:style-name="T2">olması ne demektir?</text:span></text:p>
              </text:list-item>
              <text:list-item>
                <text:p><text:span text:style-name="T2">Aynı değer X aynı nesne?</text:span></text:p>
                <text:p><text:span text:style-name="T5">&gt;&gt;&gt; p1 = Nokta()</text:span></text:p>
                <text:p><text:span text:style-name="T5">&gt;&gt;&gt; p1.x, p1.y = 3, 4</text:span></text:p>
                <text:p><text:span text:style-name="T5">&gt;&gt;&gt; p2 = Nokta()</text:span></text:p>
                <text:p><text:span text:style-name="T5">&gt;&gt;&gt; p2.x, p2.y = 3, 4</text:span></text:p>
                <text:p><text:span text:style-name="T5">&gt;&gt;&gt; p1 == p2</text:span></text:p>
                <text:p><text:span text:style-name="T4">Fal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arsayılan" presentation:presentation-page-layout-name="AL2T1">
        <draw:frame presentation:style-name="pr3" draw:layer="layout" svg:width="25.199cm" svg:height="3.256cm" svg:x="1.4cm" svg:y="0.962cm" presentation:class="title">
          <draw:text-box>
            <text:p>Shallow X deep Copy -2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Bir de aşağıdaki kodlara bakın</text:p>
                <text:p><text:span text:style-name="T3">&gt;&gt;&gt; p2 = p1</text:span></text:p>
                <text:p><text:span text:style-name="T3">&gt;&gt;&gt; p1 == p2</text:span></text:p>
                <text:p><text:span text:style-name="T4">True</text:span></text:p>
                <text:p><text:span text:style-name="T2"/></text:p>
              </text:list-item>
              <text:list-item>
                <text:p><text:span text:style-name="T2">Bunlardan birisi shallow diğeri deep benzerliğe sahi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arsayılan" presentation:presentation-page-layout-name="AL2T1">
        <draw:frame presentation:style-name="pr3" draw:layer="layout" svg:width="25.199cm" svg:height="3.256cm" svg:x="1.4cm" svg:y="0.962cm" presentation:class="title">
          <draw:text-box>
            <text:p>Shallow X deep Copy -3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<text:span text:style-name="T3">def ayni_nokta(p1, p2):</text:span></text:p>
                <text:p><text:span text:style-name="T3"><text:s text:c="4"/></text:span><text:span text:style-name="T3">return (p1.x == p2.x) and (p1.y == p2.y)</text:span></text:p>
                <text:p/>
              </text:list-header>
              <text:list-item>
                <text:p>Test için (deep X shallow benzerlik?)</text:p>
                <text:p><text:span text:style-name="T3">&gt;&gt;&gt; p1 = Nokta()</text:span></text:p>
                <text:p><text:span text:style-name="T3">&gt;&gt;&gt; p1.x = 3</text:span></text:p>
                <text:p><text:span text:style-name="T3">&gt;&gt;&gt; p1.y = 4</text:span></text:p>
                <text:p><text:span text:style-name="T3">&gt;&gt;&gt; p2 = Nokta()</text:span></text:p>
                <text:p><text:span text:style-name="T3">&gt;&gt;&gt; p2.x = 3</text:span></text:p>
                <text:p><text:span text:style-name="T3">&gt;&gt;&gt; p2.y = 4</text:span></text:p>
                <text:p><text:span text:style-name="T3">&gt;&gt;&gt; ayni_nokta(p1, p2)</text:span></text:p>
                <text:p><text:span text:style-name="T4">Tru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arsayılan" presentation:presentation-page-layout-name="AL2T1">
        <draw:frame presentation:style-name="pr3" draw:layer="layout" svg:width="25.199cm" svg:height="3.256cm" svg:x="1.4cm" svg:y="0.962cm" presentation:class="title">
          <draw:text-box>
            <text:p>Nesne: Dikdörtge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Dikdörtgeni nasıl temsil ederiz?</text:p>
              </text:list-item>
              <text:list-item>
                <text:p>Sol-üst köşe ve sağ-alt köşe</text:p>
              </text:list-item>
              <text:list-item>
                <text:p>VEYA</text:p>
              </text:list-item>
              <text:list-item>
                <text:p>Sol-üst köşe ve genişlik-yükseklik</text:p>
                <text:p><text:span text:style-name="T3">class Dikdortgen:</text:span></text:p>
                <text:p><text:span text:style-name="T3"><text:s text:c="4"/></text:span><text:span text:style-name="T3">pass</text:span></text:p>
                <text:p/>
              </text:list-item>
              <text:list-item>
                <text:p>tamamlayalı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arsayılan" presentation:presentation-page-layout-name="AL2T1">
        <draw:frame presentation:style-name="pr3" draw:layer="layout" svg:width="25.199cm" svg:height="3.256cm" svg:x="1.4cm" svg:y="0.962cm" presentation:class="title">
          <draw:text-box>
            <text:p>Dönüş değeri olarak örnek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Dönüş değeri olarak örnek döndüren işlev örneği</text:p>
                <text:p><text:span text:style-name="T3">def merkezi_bul(box):</text:span></text:p>
                <text:p><text:span text:style-name="T3"><text:s text:c="4"/></text:span><text:span text:style-name="T3">p = Nokta()</text:span></text:p>
                <text:p><text:span text:style-name="T3"><text:s text:c="4"/></text:span><text:span text:style-name="T3">p.x = box.kose.x + box.genislik/2.0</text:span></text:p>
                <text:p><text:span text:style-name="T3"><text:s text:c="4"/></text:span><text:span text:style-name="T3">p.y = box.kose.y - box.yukseklik/2.0</text:span></text:p>
                <text:p><text:span text:style-name="T3"><text:s text:c="4"/></text:span><text:span text:style-name="T3">return p</text:span></text:p>
              </text:list-item>
              <text:list-item>
                <text:p>Test için</text:p>
                <text:p><text:span text:style-name="T3">&gt;&gt;&gt; merkez = merkezi_bul(box)</text:span></text:p>
                <text:p><text:span text:style-name="T3">&gt;&gt;&gt; noktayi_yaz(merkez)</text:span></text:p>
                <text:p><text:span text:style-name="T3">(50.0, 100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arsayılan" presentation:presentation-page-layout-name="AL2T1">
        <draw:frame presentation:style-name="pr3" draw:layer="layout" svg:width="25.199cm" svg:height="3.256cm" svg:x="1.4cm" svg:y="0.962cm" presentation:class="title">
          <draw:text-box>
            <text:p>Nesne: değer (veri) güncellem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Dikdörtgeni genişletip-büyütelim</text:p>
                <text:p/>
                <text:p><text:span text:style-name="T3">box.genislik = box.genislik + 50</text:span></text:p>
                <text:p><text:span text:style-name="T3">box.yukseklik = box.yukseklik + 10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arsayılan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hallow X deep Copy -4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copy modülü yardımıyla deep copy</text:p>
                <text:p><text:span text:style-name="T3">&gt;&gt;&gt; import copy</text:span></text:p>
                <text:p><text:span text:style-name="T3">&gt;&gt;&gt; p1 = Nokta()</text:span></text:p>
                <text:p><text:span text:style-name="T3">&gt;&gt;&gt; p1.x = 3</text:span></text:p>
                <text:p><text:span text:style-name="T3">&gt;&gt;&gt; p1.y = 4</text:span></text:p>
                <text:p><text:span text:style-name="T3">&gt;&gt;&gt; p2 = copy.copy(p1)</text:span></text:p>
                <text:p><text:span text:style-name="T3">&gt;&gt;&gt; p1 == p2</text:span></text:p>
                <text:p><text:span text:style-name="T4">False</text:span></text:p>
                <text:p><text:span text:style-name="T3">&gt;&gt;&gt; ayni_nokta(p1, p2)</text:span></text:p>
                <text:p><text:span text:style-name="T4">True</text:span></text:p>
                <text:p><text:span text:style-name="T5"/></text:p>
              </text:list-item>
              <text:list-item>
                <text:p><text:span text:style-name="T5">p3 = p</text:span><text:span text:style-name="T2"> (shallow copy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cm" fo:margin-bottom="0.4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cm" fo:margin-bottom="0.3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cm" fo:margin-bottom="0.2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cm" fo:margin-bottom="0.1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cm" fo:margin-bottom="0.1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cm" fo:margin-bottom="0.1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cm" fo:margin-bottom="0.1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cm" fo:margin-bottom="0.1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arsayılan" style:page-layout-name="PM1" draw:style-name="Mdp1"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Varsayılan-title" draw:layer="backgroundobjects" svg:width="14.848cm" svg:height="11.136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eyyah </meta:initial-creator>
    <meta:creation-date>2011-05-18T11:40:37</meta:creation-date>
    <meta:editing-duration>PT01H03M30S</meta:editing-duration>
    <meta:editing-cycles>38</meta:editing-cycles>
    <dc:date>2011-05-18T12:44:04</dc:date>
    <dc:creator>seyyah </dc:creator>
    <meta:generator>OpenOffice.org/3.2$Unix OpenOffice.org_project/320m19$Build-9505</meta:generator>
    <meta:document-statistic meta:object-count="84"/>
  </office:meta>
</office:document-meta>
</file>